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/>
    </style:style>
    <style:style style:name="gr2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draw:marker-start="Arrowheads_20_1" draw:marker-start-width="0.508cm" draw:marker-end="Arrowheads_20_1" draw:marker-end-width="0.50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6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153cm" svg:height="0.35cm" draw:transform="rotate (-0.423242343609731) translate (3.033cm 7.01cm)">
          <text:p/>
        </draw:rect>
        <draw:line draw:style-name="gr2" draw:text-style-name="P1" draw:layer="layout" svg:x1="16.384cm" svg:y1="4.977cm" svg:x2="16.464cm" svg:y2="9.138cm">
          <text:p/>
        </draw:line>
        <draw:line draw:style-name="gr2" draw:text-style-name="P1" draw:layer="layout" svg:x1="2.666cm" svg:y1="6.491cm" svg:x2="8.398cm" svg:y2="6.491cm">
          <text:p/>
        </draw:line>
        <draw:line draw:style-name="gr2" draw:text-style-name="P1" draw:layer="layout" svg:x1="17.749cm" svg:y1="2.372cm" svg:x2="2.607cm" svg:y2="6.533cm">
          <text:p/>
        </draw:line>
        <draw:custom-shape draw:style-name="gr3" draw:text-style-name="P1" draw:layer="layout" svg:width="4.989cm" svg:height="2.004cm" draw:transform="rotate (-1.80641577581498) translate (5.216cm 4.105cm)">
          <text:p/>
          <draw:enhanced-geometry svg:viewBox="0 0 21600 21600" draw:glue-points="?f6 10800 10800 21600 ?f5 10800 10800 0" draw:text-areas="?f3 ?f3 ?f4 ?f4" draw:mirror-horizontal="false" draw:mirror-vertical="true" draw:type="trapezoid" draw:modifiers="8395.912642756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4.989cm" svg:height="2.003cm" draw:transform="rotate (-1.80641577581498) translate (18.332cm 0.437cm)">
          <text:p/>
          <draw:enhanced-geometry svg:viewBox="0 0 21600 21600" draw:glue-points="?f6 10800 10800 21600 ?f5 10800 10800 0" draw:text-areas="?f3 ?f3 ?f4 ?f4" draw:mirror-horizontal="true" draw:mirror-vertical="false" draw:type="trapezoid" draw:modifiers="8395.912642756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layer="layout" svg:width="1.95cm" svg:height="0.962cm" svg:x="5.319cm" svg:y="5.638cm">
          <draw:text-box>
            <text:p>23.5<text:span text:style-name="T1">˚</text:span></text:p>
          </draw:text-box>
        </draw:frame>
        <draw:line draw:style-name="gr5" draw:text-style-name="P1" draw:layer="layout" svg:x1="5.184cm" svg:y1="9.476cm" svg:x2="16.526cm" svg:y2="9.476cm">
          <text:p/>
        </draw:line>
        <draw:line draw:style-name="gr2" draw:text-style-name="P1" draw:layer="layout" svg:x1="5.219cm" svg:y1="8.499cm" svg:x2="5.219cm" svg:y2="9.174cm">
          <text:p/>
        </draw:line>
        <draw:frame draw:style-name="gr4" draw:text-style-name="P1" draw:layer="layout" svg:width="5.768cm" svg:height="1.432cm" svg:x="7.917cm" svg:y="8.144cm">
          <draw:text-box>
            <text:p text:style-name="P1">8.05m</text:p>
            <text:p text:style-name="P1"><text:span text:style-name="T2">(face to face, bottom edges)</text:span></text:p>
          </draw:text-box>
        </draw:frame>
        <draw:frame draw:style-name="gr4" draw:layer="layout" svg:width="2.97cm" svg:height="1.432cm" draw:transform="rotate (0.235793981944389) translate (8.208cm 3.479cm)">
          <draw:text-box>
            <text:p>8.89m</text:p>
            <text:p><text:span text:style-name="T2">(face to face)</text:span></text:p>
          </draw:text-box>
        </draw:frame>
        <draw:frame draw:style-name="gr6" draw:layer="layout" svg:width="3.139cm" svg:height="3.44cm" svg:x="16.306cm" svg:y="6.032cm">
          <draw:text-box>
            <text:p>4.84m</text:p>
            <text:p><text:span text:style-name="T2">(ground to bottom edge of front face)</text:span></text:p>
          </draw:text-box>
        </draw:frame>
        <draw:frame draw:style-name="gr7" draw:text-style-name="P2" draw:layer="layout" svg:width="2.713cm" svg:height="2.886cm" svg:x="0cm" svg:y="7.274cm">
          <draw:text-box>
            <text:p text:style-name="P2">1.43m</text:p>
            <text:p text:style-name="P2"><text:span text:style-name="T2">(ground to bottom connector</text:span></text:p>
          </draw:text-box>
        </draw:frame>
        <draw:line draw:style-name="gr5" draw:text-style-name="P1" draw:layer="layout" svg:x1="2.458cm" svg:y1="9.991cm" svg:x2="2.462cm" svg:y2="7.312cm">
          <text:p/>
        </draw:line>
        <draw:frame draw:style-name="gr4" draw:layer="layout" svg:width="1.383cm" svg:height="0.962cm" svg:x="2.945cm" svg:y="5.848cm">
          <draw:text-box>
            <text:p>RX</text:p>
          </draw:text-box>
        </draw:frame>
        <draw:frame draw:style-name="gr4" draw:layer="layout" svg:width="1.315cm" svg:height="0.962cm" svg:x="15.943cm" svg:y="2.308cm">
          <draw:text-box>
            <text:p>TX</text:p>
          </draw:text-box>
        </draw:frame>
        <draw:line draw:style-name="gr8" draw:text-style-name="P1" draw:layer="layout" svg:x1="16.648cm" svg:y1="1.335cm" svg:x2="16.648cm" svg:y2="0cm">
          <text:p/>
        </draw:line>
        <draw:line draw:style-name="gr8" draw:text-style-name="P1" draw:layer="layout" svg:x1="3.825cm" svg:y1="7.696cm" svg:x2="3.825cm" svg:y2="9.9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3-07T22:18:01</meta:creation-date>
    <dc:date>2017-03-07T22:32:57</dc:date>
    <dc:creator>Ben Rotter</dc:creator>
    <meta:editing-duration>PT14M56S</meta:editing-duration>
    <meta:editing-cycles>1</meta:editing-cycles>
    <meta:document-statistic meta:object-count="18"/>
    <meta:generator>OpenOffice/4.0.0$Unix OpenOffice.org_project/400m3$Build-9702</meta:generator>
  </office:meta>
</office:document-meta>
</file>